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Sansation"/>
    </style:style>
    <style:style style:name="P2" style:family="paragraph">
      <style:text-properties fo:color="#ff9109" style:font-name="Sansation"/>
    </style:style>
    <style:style style:name="P3" style:family="paragraph">
      <loext:graphic-properties draw:fill-color="#ffffff"/>
    </style:style>
    <style:style style:name="T1" style:family="text">
      <style:text-properties fo:color="#ff9109" style:font-name="Sansation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7.094cm" presentation:class="title" presentation:user-transformed="true">
          <draw:text-box>
            <text:p xml:id="id1" text:id="id1" text:style-name="P1"><text:span text:style-name="T1">Are you read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Height" presentation:text-only="true" presentation:node-type="on-click" presentation:preset-class="emphasis" presentation:preset-id="ooo-emphasis-font-size" presentation:preset-sub-type="2">
                  <anim:animate smil:dur="2s" smil:fill="hold" smil:targetElement="id1" anim:sub-item="text" smil:attributeName="font-size" smil:to="250%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1:12:47.612825652</meta:creation-date>
    <dc:date>2016-12-12T11:38:16.529754782</dc:date>
    <meta:editing-duration>PT8M43S</meta:editing-duration>
    <meta:editing-cycles>2</meta:editing-cycles>
    <meta:generator>LibreOffice/5.2.3.3$Linux_X86_64 LibreOffice_project/20m0$Build-3</meta:generator>
    <meta:document-statistic meta:object-count="24"/>
  </office:meta>
</office:document-meta>
</file>